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s revenus pris en compte dans le calcul de la prestation complémentaire à l'AVS/AI sont inférieurs à vos dépenses reconnues, nous avons le plaisir de vous annoncer que nous pouvons vous allouer la(les) contribution(s) mensuelle(s) suivantes(s), correspondant au montant de la prime <text:s/>%=RELATIV1=% la plus avantageuse de tous les assureurs reconnus dans le canton du Jura :</text:p>
      <text:p text:style-name="P16">%#include AM_SUBSIDES4_2015#%</text:p>
      <text:p text:style-name="P16"/>
      <text:p text:style-name="P16">%#include AM_INFO6#%</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7</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7-10-25T13:43:33.45</dc:date>
    <meta:print-date>2003-09-10T06:53:00</meta:print-date>
    <meta:editing-cycles>121</meta:editing-cycles>
    <meta:editing-duration>PT7H30M19S</meta:editing-duration>
    <meta:document-statistic meta:table-count="0" meta:image-count="2" meta:object-count="0" meta:page-count="2" meta:paragraph-count="34" meta:word-count="295" meta:character-count="2155"/>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